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ff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ccccff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ccccff" fo:border-left="none" fo:border-right="none" fo:border-top="0.06pt solid #000000"/>
    </style:style>
    <style:style style:name="ce6" style:family="table-cell" style:parent-style-name="Default">
      <style:table-cell-properties fo:background-color="#ccccff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ackground-color="#ccccff" fo:border-left="none" fo:border-right="0.06pt solid #000000" fo:border-top="0.06pt solid #000000"/>
    </style:style>
    <style:style style:name="ce9" style:family="table-cell" style:parent-style-name="Default">
      <style:table-cell-properties fo:border-bottom="none" fo:background-color="#ccccff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ffff" fo:border-left="none" fo:border-right="0.06pt solid #000000" fo:border-top="none"/>
    </style:style>
  </office:automatic-styles>
  <office:body>
    <office:spreadsheet>
      <table:table table:name="tma 852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ce10"/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MDM2</text:p>
          </table:table-cell>
          <table:table-cell table:style-name="ce8"/>
        </table:table-row>
        <table:table-row table:style-name="ro1">
          <table:table-cell table:style-name="ce2"/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Blue</text:p>
          </table:table-cell>
          <table:table-cell table:style-name="ce9" office:value-type="string" calcext:value-type="string">
            <text:p>(%) Imagej</text:p>
          </table:table-cell>
        </table:table-row>
        <table:table-row table:style-name="ro1">
          <table:table-cell office:value-type="string" calcext:value-type="string">
            <text:p>TMA 852_A_1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2_A_1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2_A_1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2_A_1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-</text:p>
          </table:table-cell>
        </table:table-row>
        <table:table-row table:style-name="ro1">
          <table:table-cell office:value-type="string" calcext:value-type="string">
            <text:p>TMA 852_A_1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2_A_2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2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2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2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2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2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2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2_A_2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2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2_A_2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2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2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3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2_A_3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2_A_3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3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2_A_3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2_A_3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MA 852_A_3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2_A_3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3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3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3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3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4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4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4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4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4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4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MA 852_A_4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4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4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4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MA 852_A_4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MA 852_A_4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TMA 852_A_5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5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5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5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5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5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2_A_5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2_A_5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2_A_5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2_A_5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5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5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6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6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6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6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6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6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6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6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6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6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2_A_6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TMA 852_A_6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TMA 852_A_7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7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7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7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7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7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7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7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7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TMA 852_A_7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2_A_7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7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8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8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8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8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8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8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8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8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8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MA 852_A_8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8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8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2_A_9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9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2_A_9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2_A_9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-</text:p>
          </table:table-cell>
        </table:table-row>
        <table:table-row table:style-name="ro1">
          <table:table-cell office:value-type="string" calcext:value-type="string">
            <text:p>TMA 852_A_9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9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-</text:p>
          </table:table-cell>
        </table:table-row>
        <table:table-row table:style-name="ro1">
          <table:table-cell office:value-type="string" calcext:value-type="string">
            <text:p>TMA 852_A_9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9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9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2_A_9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TMA 852_A_9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TMA 852_A_9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0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10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0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0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0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0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0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2_A_10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2_A_10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TMA 852_A_10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MA 852_A_10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2_A_10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2_A_11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1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1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11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1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1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1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2_A_11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2_A_11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1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MA 852_A_11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2_A_11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2_A_12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TMA 852_A_12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2_A_12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2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2_A_12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2_A_12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2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MA 852_A_12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MA 852_A_12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TMA 852_A_12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2_A_12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2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2_A_13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2_A_13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2_A_13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3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TMA 852_A_13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TMA 852_A_13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2_A_13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2_A_13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2_A_13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2_A_13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MA 852_A_13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style-name="ce4" office:value-type="string" calcext:value-type="string">
            <text:p>TMA 852_A_13_15</text:p>
          </table:table-cell>
          <table:table-cell table:style-name="ce7" office:value-type="float" office:value="-30" calcext:value-type="float">
            <text:p>-30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.4" calcext:value-type="float">
            <text:p>1,4</text:p>
          </table:table-cell>
        </table:table-row>
      </table:table>
      <table:table table:name="tma 853" table:style-name="ta1">
        <table:table-column table:style-name="co4" table:default-cell-style-name="ce3"/>
        <table:table-column table:style-name="co2" table:number-columns-repeated="2" table:default-cell-style-name="Default"/>
        <table:table-column table:style-name="co2" table:default-cell-style-name="ce10"/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MDM2</text:p>
          </table:table-cell>
          <table:table-cell table:style-name="ce8"/>
        </table:table-row>
        <table:table-row table:style-name="ro1">
          <table:table-cell table:style-name="ce2"/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Blue</text:p>
          </table:table-cell>
          <table:table-cell table:style-name="ce9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TMA 853_A_1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3_A_1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1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1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- </text:p>
          </table:table-cell>
        </table:table-row>
        <table:table-row table:style-name="ro1">
          <table:table-cell office:value-type="string" calcext:value-type="string">
            <text:p>TMA 853_A_1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- </text:p>
          </table:table-cell>
        </table:table-row>
        <table:table-row table:style-name="ro1">
          <table:table-cell office:value-type="string" calcext:value-type="string">
            <text:p>TMA 853_A_1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- </text:p>
          </table:table-cell>
        </table:table-row>
        <table:table-row table:style-name="ro1">
          <table:table-cell office:value-type="string" calcext:value-type="string">
            <text:p>TMA 853_A_1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- </text:p>
          </table:table-cell>
        </table:table-row>
        <table:table-row table:style-name="ro1">
          <table:table-cell office:value-type="string" calcext:value-type="string">
            <text:p>TMA 853_A_1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- </text:p>
          </table:table-cell>
        </table:table-row>
        <table:table-row table:style-name="ro1">
          <table:table-cell office:value-type="string" calcext:value-type="string">
            <text:p>TMA 853_A_1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MA 853_A_2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2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2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2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2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3_A_2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2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2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2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2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3_A_2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3_A_2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3_A_3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3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3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3_A_3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TMA 853_A_3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TMA 853_A_3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TMA 853_A_3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3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3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3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3_A_3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3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4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4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4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3_A_4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4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4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4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4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3_A_4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3_A_4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4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4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3_A_5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5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5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5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5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3_A_5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5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3_A_5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TMA 853_A_5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3_A_5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5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3_A_5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6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3_A_6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3_A_6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3_A_6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3_A_6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6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6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6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6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6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6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6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7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7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7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7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7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3_A_7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7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7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7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7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3_A_7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7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8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8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8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8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8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8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3_A_8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8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8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8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3_A_8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2_A_8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9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9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3_A_9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9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9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9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9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9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9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3_A_9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9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9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10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0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3_A_10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0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0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string" calcext:value-type="string">
            <text:p>TMA 853_A_10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0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TMA 853_A_10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0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0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TMA 853_A_10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MA 853_A_10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3_A_11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11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1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1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1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1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1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3_A_11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1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11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1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1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3_A_12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2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3_A_12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2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MA 853_A_12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12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MA 853_A_12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2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2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2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2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2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3_A_13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3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3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3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3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3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13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3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3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3_A_13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3_A_13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style-name="ce4" office:value-type="string" calcext:value-type="string">
            <text:p>TMA 853_A_13_15</text:p>
          </table:table-cell>
          <table:table-cell table:style-name="ce7" office:value-type="float" office:value="-30" calcext:value-type="float">
            <text:p>-30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0.9" calcext:value-type="float">
            <text:p>0,9</text:p>
          </table:table-cell>
        </table:table-row>
      </table:table>
      <table:table table:name="tma 854" table:style-name="ta1">
        <table:table-column table:style-name="co5" table:default-cell-style-name="ce3"/>
        <table:table-column table:style-name="co2" table:number-columns-repeated="2" table:default-cell-style-name="Default"/>
        <table:table-column table:style-name="co2" table:default-cell-style-name="ce10"/>
        <table:table-row table:style-name="ro1">
          <table:table-cell table:style-name="ce1"/>
          <table:table-cell table:style-name="ce5" office:value-type="string" calcext:value-type="string">
            <text:p>MDM2</text:p>
          </table:table-cell>
          <table:table-cell table:style-name="ce5"/>
          <table:table-cell table:style-name="ce8"/>
        </table:table-row>
        <table:table-row table:style-name="ro1">
          <table:table-cell table:style-name="ce2"/>
          <table:table-cell table:style-name="ce6" office:value-type="string" calcext:value-type="string">
            <text:p>Brown </text:p>
          </table:table-cell>
          <table:table-cell table:style-name="ce6" office:value-type="string" calcext:value-type="string">
            <text:p>Blue</text:p>
          </table:table-cell>
          <table:table-cell table:style-name="ce9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TMA 854_A_1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MA 854_A_1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1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MA 854_A_1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3" calcext:value-type="float">
            <text:p>1,63</text:p>
          </table:table-cell>
        </table:table-row>
        <table:table-row table:style-name="ro1">
          <table:table-cell office:value-type="string" calcext:value-type="string">
            <text:p>TMA 854_A_1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TMA 854_A_1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TMA 854_A_1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1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1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1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1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4_A_1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4_A_2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2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2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2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4_A_2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2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string" calcext:value-type="string">
            <text:p>TMA 854_A_2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4_A_2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4_A_2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2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4_A_2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TMA 854_A_2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MA 854_A_3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3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3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3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TMA 854_A_3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MA 854_A_3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string" calcext:value-type="string">
            <text:p>TMA 854_A_3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3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3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TMA 854_A_3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3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3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4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4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4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4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A 854_A_4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4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A 854_A_4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4_A_4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4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TMA 854_A_4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4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4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4_A_5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4_A_5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4_A_5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4_A_5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5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4_A_5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TMA 854_A_5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TMA 854_A_5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5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5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5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4_A_5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TMA 854_A_6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6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4_A_6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4_A_6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4_A_6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MA 854_A_6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TMA 854_A_6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6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6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TMA 854_A_6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6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4_A_6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4_A_7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7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-</text:p>
          </table:table-cell>
        </table:table-row>
        <table:table-row table:style-name="ro1">
          <table:table-cell office:value-type="string" calcext:value-type="string">
            <text:p>TMA 854_A_7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-</text:p>
          </table:table-cell>
        </table:table-row>
        <table:table-row table:style-name="ro1">
          <table:table-cell office:value-type="string" calcext:value-type="string">
            <text:p>TMA 854_A_7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4_A_7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4_A_7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4_A_7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4_A_7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7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7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7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TMA 854_A_7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TMA 854_A_8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8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8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4_A_8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4_A_8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4_A_8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4_A_8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8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8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8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MA 854_A_8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MA 854_A_8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4_A_9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9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9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9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9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9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4_A_9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A 854_A_9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table:style-name="ce12" office:value-type="string" calcext:value-type="string">
            <text:p>TMA 854_A_9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table:style-name="ce13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9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4_A_9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9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10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4_A_10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4_A_10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10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4_A_10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10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10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TMA 854_A_10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TMA 854_A_10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TMA 854_A_10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10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10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11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11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11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11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11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MA 854_A_11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4_A_11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11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11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11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-</text:p>
          </table:table-cell>
        </table:table-row>
        <table:table-row table:style-name="ro1">
          <table:table-cell office:value-type="string" calcext:value-type="string">
            <text:p>TMA 854_A_11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11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4_A_12_1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12_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4_A_12_3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MA 854_A_12_5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MA 854_A_12_6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TMA 854_A_12_7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TMA 854_A_12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4_A_12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4_A_12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MA 854_A_12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4_A_12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4_A_12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-</text:p>
          </table:table-cell>
        </table:table-row>
        <table:table-row table:style-name="ro1">
          <table:table-cell office:value-type="string" calcext:value-type="string">
            <text:p>TMA 854_A_13_1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TMA 854_A_13_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TMA 854_A_13_3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MA 854_A_13_5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TMA 854_A_13_6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TMA 854_A_13_7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TMA 854_A_13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TMA 854_A_13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TMA 854_A_13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TMA 854_A_13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4_A_13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table:style-name="ce4" office:value-type="string" calcext:value-type="string">
            <text:p>TMA 854_A_13_15</text:p>
          </table:table-cell>
          <table:table-cell table:style-name="ce7" office:value-type="float" office:value="-30" calcext:value-type="float">
            <text:p>-30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string" calcext:value-type="string">
            <text:p><text:s text:c="4"/>-</text:p>
          </table:table-cell>
        </table:table-row>
      </table:table>
      <table:table table:name="tma 855" table:style-name="ta1">
        <table:table-column table:style-name="co6" table:default-cell-style-name="ce3"/>
        <table:table-column table:style-name="co2" table:number-columns-repeated="2" table:default-cell-style-name="Default"/>
        <table:table-column table:style-name="co2" table:default-cell-style-name="ce10"/>
        <table:table-row table:style-name="ro1">
          <table:table-cell table:style-name="ce1"/>
          <table:table-cell table:style-name="ce5" office:value-type="string" calcext:value-type="string">
            <text:p>MDM2</text:p>
          </table:table-cell>
          <table:table-cell table:style-name="ce5"/>
          <table:table-cell table:style-name="ce8"/>
        </table:table-row>
        <table:table-row table:style-name="ro1">
          <table:table-cell table:style-name="ce2"/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Blue</text:p>
          </table:table-cell>
          <table:table-cell table:style-name="ce9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TMA 855_A_1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5_A_1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5_A_1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1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5_A_1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5_A_1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1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1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-</text:p>
          </table:table-cell>
        </table:table-row>
        <table:table-row table:style-name="ro1">
          <table:table-cell office:value-type="string" calcext:value-type="string">
            <text:p>TMA 855_A_1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2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2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5_A_2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A 855_A_2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5_A_2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MA 855_A_2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5_A_2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2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2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MA 855_A_3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3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3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3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3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5_A_3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3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3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3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4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4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4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4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4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TMA 855_A_4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MA 855_A_4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5_A_4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4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5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5_A_5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5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5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5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5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5_A_5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5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5_A_5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6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5_A_6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6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6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5_A_6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6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MA 855_A_6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MA 855_A_6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5_A_6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5_A_7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5_A_7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5_A_7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5_A_7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7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7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7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7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7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5_A_8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MA 855_A_8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5_A_8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5_A_8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MA 855_A_8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5_A_8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5_A_8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5_A_8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5_A_8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MA 855_A_9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TMA 855_A_9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5_A_9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TMA 855_A_9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5_A_9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MA 855_A_9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MA 855_A_9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MA 855_A_9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4" office:value-type="string" calcext:value-type="string">
            <text:p>TMA 855_A_9_11</text:p>
          </table:table-cell>
          <table:table-cell table:style-name="ce7" office:value-type="float" office:value="-30" calcext:value-type="float">
            <text:p>-30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.2" calcext:value-type="float">
            <text:p>1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9:43:20.241984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6:38:46.688299324</meta:creation-date>
    <dc:date>2016-07-28T20:30:35.890184165</dc:date>
    <meta:editing-duration>PT4H44M50S</meta:editing-duration>
    <meta:editing-cycles>55</meta:editing-cycles>
    <meta:generator>LibreOffice/4.2.8.2$Linux_x86 LibreOffice_project/420m0$Build-2</meta:generator>
    <meta:document-statistic meta:table-count="4" meta:cell-count="2212" meta:object-count="0"/>
  </office:meta>
</office:document-meta>
</file>